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01_15-24-16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2854 E-139-34-49.215087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1_19-13-30_000.jpg</text:p>
          </table:table-cell>
          <table:table-cell table:style-name="ce20" office:value-type="string">
            <text:p>:m music / log / fl / || s.1:f-N,content=melody;2-note,t.60,k.E♭,score+,R=1</text:p>
          </table:table-cell>
          <table:table-cell table:style-name="ce3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 table:formula="of:=IF([.E3]=&quot;&quot;;[.C3];CONCATENATE([.C3];&quot; / &quot;;[.E3]))" office:value-type="string" office:string-value=":m music / log / fl / || s.1:f-N,content=melody;2-note,t.60,k.E♭,score+,R=1">
            <text:p>:m music / log / fl / || s.1:f-N,content=melody;2-note,t.60,k.E♭,score+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01_20-44-15_000.jpg</text:p>
          </table:table-cell>
          <table:table-cell table:style-name="ce20" office:value-type="string">
            <text:p>:m 食べた物</text:p>
          </table:table-cell>
          <table:table-cell table:style-name="ce32"/>
          <table:table-cell table:style-name="ce3"/>
          <table:table-cell table:style-name="ce3" office:value-type="string">
            <text:p>N-35-35-28.642272 E-139-34-49.270019</text:p>
          </table:table-cell>
          <table:table-cell table:style-name="ce33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2_02-49-14_000.jpg</text:p>
          </table:table-cell>
          <table:table-cell table:style-name="ce15" office:value-type="string">
            <text:p>:m other / log / 寝る前　ウェブ閲覧　記録　（for オナニー）</text:p>
          </table:table-cell>
          <table:table-cell table:style-name="ce24"/>
          <table:table-cell table:style-name="ce3"/>
          <table:table-cell table:style-name="ce3" office:value-type="string">
            <text:p>N-35-35-28.587341 E-139-34-49.324951</text:p>
          </table:table-cell>
          <table:table-cell table:style-name="ce33" table:formula="of:=IF([.E5]=&quot;&quot;;[.C5];CONCATENATE([.C5];&quot; / &quot;;[.E5]))" office:value-type="string" office:string-value=":m other / log / 寝る前　ウェブ閲覧　記録　（for オナニー）">
            <text:p>:m other / log / 寝る前　ウェブ閲覧　記録　（for オナニー）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2_02-49-18_000.jpg</text:p>
          </table:table-cell>
          <table:table-cell table:style-name="ce16" office:value-type="string">
            <text:p>:m :PHOTO 寝た時刻 / 2020</text:p>
          </table:table-cell>
          <table:table-cell table:style-name="ce24"/>
          <table:table-cell table:style-name="ce3"/>
          <table:table-cell table:style-name="ce3" office:value-type="string">
            <text:p>N-35-35-28.587341 E-139-34-49.324951</text:p>
          </table:table-cell>
          <table:table-cell table:style-name="ce33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2_07-21-19_000.jpg</text:p>
          </table:table-cell>
          <table:table-cell table:style-name="ce17" office:value-type="string">
            <text:p>:m :PHOTO 起きた時刻 / 2020</text:p>
          </table:table-cell>
          <table:table-cell table:style-name="ce14"/>
          <table:table-cell table:style-name="ce3"/>
          <table:table-cell table:style-name="ce3" office:value-type="string">
            <text:p>N-35-35-28.546142 E-139-34-49.324951</text:p>
          </table:table-cell>
          <table:table-cell table:style-name="ce33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2_09-02-11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42272 E-139-34-49.324951</text:p>
          </table:table-cell>
          <table:table-cell table:style-name="ce33" table:formula="of:=IF([.E8]=&quot;&quot;;[.C8];CONCATENATE([.C8];&quot; / &quot;;[.E8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1_14-37-50_000.mid</text:p>
          </table:table-cell>
          <table:table-cell table:style-name="ce16" office:value-type="string">
            <text:p>:in-mid / app=perfect-piano / 演奏、play / id-2020-0501-2 / category=melody,inst=piano</text:p>
          </table:table-cell>
          <table:table-cell table:style-name="ce17"/>
          <table:table-cell table:style-name="ce3"/>
          <table:table-cell table:style-name="ce3"/>
          <table:table-cell table:style-name="ce33" table:formula="of:=IF([.E9]=&quot;&quot;;[.C9];CONCATENATE([.C9];&quot; / &quot;;[.E9]))" office:value-type="string" office:string-value=":in-mid / app=perfect-piano / 演奏、play / id-2020-0501-2 / category=melody,inst=piano">
            <text:p>:in-mid / app=perfect-piano / 演奏、play / id-2020-0501-2 / category=melody,inst=pian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1_14-42-10_000.mid</text:p>
          </table:table-cell>
          <table:table-cell table:style-name="ce15" office:value-type="string">
            <text:p>:in-mid / app=perfect-piano / 演奏、play / id-2020-0501-3 / category=melody,inst=piano,accompany=20200428-0509.mid</text:p>
          </table:table-cell>
          <table:table-cell table:style-name="ce16"/>
          <table:table-cell table:style-name="ce3"/>
          <table:table-cell table:style-name="ce3"/>
          <table:table-cell table:style-name="ce33" table:formula="of:=IF([.E10]=&quot;&quot;;[.C10];CONCATENATE([.C10];&quot; / &quot;;[.E10]))" office:value-type="string" office:string-value=":in-mid / app=perfect-piano / 演奏、play / id-2020-0501-3 / category=melody,inst=piano,accompany=20200428-0509.mid">
            <text:p>:in-mid / app=perfect-piano / 演奏、play / id-2020-0501-3 / category=melody,inst=piano,accompany=20200428-0509.mid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1_15-01-51_000.mid</text:p>
          </table:table-cell>
          <table:table-cell table:style-name="ce15" office:value-type="string">
            <text:p>:in-mid / app=perfect-piano / 演奏、play / id-2020-0501-4 / category=melody,inst=violin</text:p>
          </table:table-cell>
          <table:table-cell table:style-name="ce17"/>
          <table:table-cell table:style-name="ce3"/>
          <table:table-cell table:style-name="ce3"/>
          <table:table-cell table:style-name="ce33" table:formula="of:=IF([.E11]=&quot;&quot;;[.C11];CONCATENATE([.C11];&quot; / &quot;;[.E11]))" office:value-type="string" office:string-value=":in-mid / app=perfect-piano / 演奏、play / id-2020-0501-4 / category=melody,inst=violin">
            <text:p>:in-mid / app=perfect-piano / 演奏、play / id-2020-0501-4 / category=melody,inst=violin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1_19-11-38_000.mp4</text:p>
          </table:table-cell>
          <table:table-cell table:style-name="ce6" office:value-type="string">
            <text:p>:VIDEO / @自室 / 記録 / jap.flute / 演奏、play / f-2020-0501-1 / f-N,content=melody;2-note,t.60,k.E♭,score+,R=1</text:p>
          </table:table-cell>
          <table:table-cell table:style-name="ce16"/>
          <table:table-cell table:style-name="ce3"/>
          <table:table-cell table:style-name="ce3"/>
          <table:table-cell table:style-name="ce33" table:formula="of:=IF([.E12]=&quot;&quot;;[.C12];CONCATENATE([.C12];&quot; / &quot;;[.E12]))" office:value-type="string" office:string-value=":VIDEO / @自室 / 記録 / jap.flute / 演奏、play / f-2020-0501-1 / f-N,content=melody;2-note,t.60,k.E♭,score+,R=1">
            <text:p>:VIDEO / @自室 / 記録 / jap.flute / 演奏、play / f-2020-0501-1 / f-N,content=melody;2-note,t.60,k.E♭,score+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1_22-45-41_000.mid</text:p>
          </table:table-cell>
          <table:table-cell table:style-name="ce15" office:value-type="string">
            <text:p>:in-mid / app=perfect-piano / 演奏、play / id-2020-0501-5 / category=pattern,inst=piano</text:p>
          </table:table-cell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string" office:string-value=":in-mid / app=perfect-piano / 演奏、play / id-2020-0501-5 / category=pattern,inst=piano">
            <text:p>:in-mid / app=perfect-piano / 演奏、play / id-2020-0501-5 / category=pattern,inst=pian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2_08-42-31_000.m4a</text:p>
          </table:table-cell>
          <table:table-cell table:style-name="ce16" office:value-type="string">
            <text:p>:VOICE-MEMO / @自宅 / diary / 記録 / 「侵入的想念」が始まった；教会での「α（アルファ）」での記憶；婦人たち、老人男性たち</text:p>
          </table:table-cell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VOICE-MEMO / @自宅 / diary / 記録 / 「侵入的想念」が始まった；教会での「α（アルファ）」での記憶；婦人たち、老人男性たち">
            <text:p>:VOICE-MEMO / @自宅 / diary / 記録 / 「侵入的想念」が始まった；教会での「α（アルファ）」での記憶；婦人たち、老人男性たち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f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2020/05/02</text:date>, <text:time>10:35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2T10:35:47.05</dc:date>
    <dc:creator>iwabuchi ken</dc:creator>
    <meta:editing-duration>P20DT1H33M29S</meta:editing-duration>
    <meta:editing-cycles>7913</meta:editing-cycles>
    <meta:document-statistic meta:table-count="1" meta:cell-count="425" meta:object-count="0"/>
  </office:meta>
</office:document-meta>
</file>